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color="#000000" style:font-name="Carlito" fo:font-size="13pt" officeooo:rsid="001a28aa" officeooo:paragraph-rsid="000e5dc1" style:font-size-asian="13pt" style:font-size-complex="13pt"/>
    </style:style>
    <style:style style:name="P2" style:family="paragraph" style:parent-style-name="Standard" style:list-style-name="L1">
      <style:paragraph-properties fo:text-align="start" style:justify-single-word="false"/>
      <style:text-properties fo:color="#000000" style:font-name="Carlito" fo:font-size="13pt" officeooo:rsid="001a816d" officeooo:paragraph-rsid="000e5dc1" style:font-size-asian="13pt" style:font-size-complex="13pt"/>
    </style:style>
    <style:style style:name="P3" style:family="paragraph" style:parent-style-name="Standard" style:list-style-name="L1">
      <style:paragraph-properties fo:text-align="start" style:justify-single-word="false"/>
      <style:text-properties fo:color="#000000" style:font-name="Carlito" fo:font-size="13pt" officeooo:rsid="002823b3" officeooo:paragraph-rsid="000e5dc1" style:font-size-asian="13pt" style:font-size-complex="13pt"/>
    </style:style>
    <style:style style:name="P4" style:family="paragraph" style:parent-style-name="Standard" style:list-style-name="L7">
      <style:paragraph-properties fo:text-align="start" style:justify-single-word="false"/>
      <style:text-properties fo:color="#000000" style:font-name="Carlito" fo:font-size="13pt" fo:font-weight="normal" officeooo:rsid="002823b3" officeooo:paragraph-rsid="000e5dc1" style:font-size-asian="13pt" style:font-weight-asian="normal" style:font-size-complex="13pt" style:font-weight-complex="normal"/>
    </style:style>
    <style:style style:name="P5" style:family="paragraph" style:parent-style-name="Standard" style:list-style-name="L15">
      <style:paragraph-properties fo:text-align="start" style:justify-single-word="false"/>
      <style:text-properties style:font-name="Carlito" fo:font-size="13pt" fo:font-style="normal" fo:font-weight="normal" officeooo:rsid="0012a42a" officeooo:paragraph-rsid="0012a42a"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style:font-name="Carlito" fo:font-size="13pt" fo:font-style="normal" officeooo:rsid="0011165f" officeooo:paragraph-rsid="0011165f" style:font-size-asian="13pt" style:font-style-asian="normal" style:font-size-complex="13pt" style:font-style-complex="normal"/>
    </style:style>
    <style:style style:name="P7" style:family="paragraph" style:parent-style-name="Standard" style:list-style-name="L15">
      <style:paragraph-properties fo:text-align="start" style:justify-single-word="false"/>
      <style:text-properties style:font-name="Carlito" fo:font-size="13pt" fo:font-style="normal" officeooo:rsid="0012a42a" officeooo:paragraph-rsid="0012a42a" style:font-size-asian="13pt" style:font-style-asian="normal" style:font-size-complex="13pt" style:font-style-complex="normal"/>
    </style:style>
    <style:style style:name="P8" style:family="paragraph" style:parent-style-name="Standard">
      <style:paragraph-properties fo:text-align="center" style:justify-single-word="false"/>
      <style:text-properties style:font-name="Carlito" fo:font-size="13pt" officeooo:rsid="0019d6dd" officeooo:paragraph-rsid="000e5dc1" style:font-size-asian="13pt" style:font-size-complex="13pt"/>
    </style:style>
    <style:style style:name="P9" style:family="paragraph" style:parent-style-name="Standard">
      <style:paragraph-properties fo:text-align="start" style:justify-single-word="false"/>
      <style:text-properties style:font-name="Carlito" fo:font-size="13pt" officeooo:rsid="001f68ee" officeooo:paragraph-rsid="000e5dc1" style:font-size-asian="13pt" style:font-size-complex="13pt"/>
    </style:style>
    <style:style style:name="P10" style:family="paragraph" style:parent-style-name="Standard">
      <style:paragraph-properties fo:text-align="start" style:justify-single-word="false"/>
      <style:text-properties style:font-name="Carlito" fo:font-size="13pt" officeooo:paragraph-rsid="000e5dc1" style:font-size-asian="13pt" style:font-size-complex="13pt"/>
    </style:style>
    <style:style style:name="P11" style:family="paragraph" style:parent-style-name="Standard" style:list-style-name="L1">
      <style:paragraph-properties fo:text-align="start" style:justify-single-word="false"/>
      <style:text-properties style:font-name="Carlito" fo:font-size="13pt" officeooo:rsid="002661ce" officeooo:paragraph-rsid="000e5dc1" style:font-size-asian="13pt" style:font-size-complex="13pt"/>
    </style:style>
    <style:style style:name="P12" style:family="paragraph" style:parent-style-name="Standard" style:list-style-name="L9">
      <style:paragraph-properties fo:text-align="start" style:justify-single-word="false"/>
      <style:text-properties style:font-name="Carlito" fo:font-size="13pt" officeooo:rsid="00297098" officeooo:paragraph-rsid="000e5dc1" style:font-size-asian="13pt" style:font-size-complex="13pt"/>
    </style:style>
    <style:style style:name="P13" style:family="paragraph" style:parent-style-name="Standard" style:list-style-name="L10">
      <style:paragraph-properties fo:text-align="start" style:justify-single-word="false"/>
      <style:text-properties style:font-name="Carlito" fo:font-size="13pt" officeooo:rsid="00297098" officeooo:paragraph-rsid="000e5dc1" style:font-size-asian="13pt" style:font-size-complex="13pt"/>
    </style:style>
    <style:style style:name="P14" style:family="paragraph" style:parent-style-name="Standard">
      <style:paragraph-properties fo:text-align="start" style:justify-single-word="false"/>
      <style:text-properties style:font-name="Carlito" fo:font-size="13pt" officeooo:rsid="00297098" officeooo:paragraph-rsid="000e5dc1" style:font-size-asian="13pt" style:font-size-complex="13pt"/>
    </style:style>
    <style:style style:name="P15" style:family="paragraph" style:parent-style-name="Standard" style:list-style-name="L10">
      <style:text-properties style:font-name="Carlito" fo:font-size="13pt" officeooo:rsid="00297098" officeooo:paragraph-rsid="000e5dc1" style:font-size-asian="13pt" style:font-size-complex="13pt"/>
    </style:style>
    <style:style style:name="P16" style:family="paragraph" style:parent-style-name="Standard" style:list-style-name="L9">
      <style:paragraph-properties fo:text-align="start" style:justify-single-word="false"/>
      <style:text-properties style:font-name="Carlito" fo:font-size="13pt" officeooo:rsid="002cf0ee" officeooo:paragraph-rsid="000e5dc1" style:font-size-asian="13pt" style:font-size-complex="13pt"/>
    </style:style>
    <style:style style:name="P17" style:family="paragraph" style:parent-style-name="Standard" style:list-style-name="L9">
      <style:paragraph-properties fo:text-align="start" style:justify-single-word="false"/>
      <style:text-properties style:font-name="Carlito" fo:font-size="13pt" officeooo:rsid="002b45ba" officeooo:paragraph-rsid="000e5dc1" style:font-size-asian="13pt" style:font-size-complex="13pt"/>
    </style:style>
    <style:style style:name="P18" style:family="paragraph" style:parent-style-name="Standard" style:list-style-name="L9">
      <style:paragraph-properties fo:text-align="start" style:justify-single-word="false"/>
      <style:text-properties style:font-name="Carlito" fo:font-size="13pt" officeooo:rsid="002d5337" officeooo:paragraph-rsid="000e5dc1" style:font-size-asian="13pt" style:font-size-complex="13pt"/>
    </style:style>
    <style:style style:name="P19" style:family="paragraph" style:parent-style-name="Standard" style:list-style-name="L9">
      <style:paragraph-properties fo:text-align="start" style:justify-single-word="false"/>
      <style:text-properties style:font-name="Carlito" fo:font-size="13pt" officeooo:rsid="002fdc02" officeooo:paragraph-rsid="000e5dc1" style:font-size-asian="13pt" style:font-size-complex="13pt"/>
    </style:style>
    <style:style style:name="P20" style:family="paragraph" style:parent-style-name="Standard" style:list-style-name="L1">
      <style:paragraph-properties fo:text-align="start" style:justify-single-word="false"/>
      <style:text-properties style:font-name="Carlito" fo:font-size="13pt" officeooo:rsid="002fdc02" officeooo:paragraph-rsid="000e5dc1" style:font-size-asian="13pt" style:font-size-complex="13pt"/>
    </style:style>
    <style:style style:name="P21" style:family="paragraph" style:parent-style-name="Standard" style:list-style-name="L11">
      <style:paragraph-properties fo:text-align="start" style:justify-single-word="false"/>
      <style:text-properties style:font-name="Carlito" fo:font-size="13pt" officeooo:rsid="002fdc02" officeooo:paragraph-rsid="000e5dc1" style:font-size-asian="13pt" style:font-size-complex="13pt"/>
    </style:style>
    <style:style style:name="P22" style:family="paragraph" style:parent-style-name="Standard">
      <style:paragraph-properties fo:text-align="start" style:justify-single-word="false"/>
      <style:text-properties style:font-name="Carlito" fo:font-size="13pt" officeooo:rsid="002fdc02" officeooo:paragraph-rsid="000e5dc1" style:font-size-asian="13pt" style:font-size-complex="13pt"/>
    </style:style>
    <style:style style:name="P23" style:family="paragraph" style:parent-style-name="Standard" style:list-style-name="L10">
      <style:text-properties style:font-name="Carlito" fo:font-size="13pt" officeooo:paragraph-rsid="000e5dc1" style:font-size-asian="13pt" style:font-size-complex="13pt"/>
    </style:style>
    <style:style style:name="P24" style:family="paragraph" style:parent-style-name="Standard" style:list-style-name="L11">
      <style:paragraph-properties fo:text-align="start" style:justify-single-word="false"/>
      <style:text-properties style:font-name="Carlito" fo:font-size="13pt" officeooo:rsid="00310c54" officeooo:paragraph-rsid="000e5dc1" style:font-size-asian="13pt" style:font-size-complex="13pt"/>
    </style:style>
    <style:style style:name="P25" style:family="paragraph" style:parent-style-name="Standard" style:list-style-name="L11">
      <style:paragraph-properties fo:text-align="start" style:justify-single-word="false"/>
      <style:text-properties style:font-name="Carlito" fo:font-size="13pt" officeooo:rsid="00321348" officeooo:paragraph-rsid="000e5dc1" style:font-size-asian="13pt" style:font-size-complex="13pt"/>
    </style:style>
    <style:style style:name="P26" style:family="paragraph" style:parent-style-name="Standard" style:list-style-name="L1">
      <style:paragraph-properties fo:text-align="start" style:justify-single-word="false"/>
      <style:text-properties style:font-name="Carlito" fo:font-size="13pt" officeooo:rsid="0035ef89" officeooo:paragraph-rsid="000e5dc1" style:font-size-asian="13pt" style:font-size-complex="13pt"/>
    </style:style>
    <style:style style:name="P27" style:family="paragraph" style:parent-style-name="Standard">
      <style:paragraph-properties fo:text-align="start" style:justify-single-word="false"/>
      <style:text-properties style:font-name="Carlito" fo:font-size="13pt" officeooo:rsid="000e88d2" officeooo:paragraph-rsid="000e88d2" style:font-size-asian="13pt" style:font-size-complex="13pt"/>
    </style:style>
    <style:style style:name="P28" style:family="paragraph" style:parent-style-name="Standard" style:list-style-name="L12">
      <style:paragraph-properties fo:text-align="start" style:justify-single-word="false"/>
      <style:text-properties style:font-name="Carlito" fo:font-size="13pt" officeooo:rsid="000e88d2" officeooo:paragraph-rsid="000e88d2" style:font-size-asian="13pt" style:font-size-complex="13pt"/>
    </style:style>
    <style:style style:name="P29" style:family="paragraph" style:parent-style-name="Standard">
      <style:paragraph-properties fo:text-align="start" style:justify-single-word="false"/>
      <style:text-properties style:font-name="Carlito" fo:font-size="13pt" officeooo:rsid="000f64ef" officeooo:paragraph-rsid="000f64ef" style:font-size-asian="13pt" style:font-size-complex="13pt"/>
    </style:style>
    <style:style style:name="P30" style:family="paragraph" style:parent-style-name="Standard" style:list-style-name="L13">
      <style:paragraph-properties fo:text-align="start" style:justify-single-word="false"/>
      <style:text-properties style:font-name="Carlito" fo:font-size="13pt" officeooo:rsid="000f64ef" officeooo:paragraph-rsid="000f64ef" style:font-size-asian="13pt" style:font-size-complex="13pt"/>
    </style:style>
    <style:style style:name="P31" style:family="paragraph" style:parent-style-name="Standard">
      <style:paragraph-properties fo:text-align="start" style:justify-single-word="false"/>
      <style:text-properties style:font-name="Carlito" fo:font-size="13pt" officeooo:rsid="000f64ef" officeooo:paragraph-rsid="000e88d2" style:font-size-asian="13pt" style:font-size-complex="13pt"/>
    </style:style>
    <style:style style:name="P32" style:family="paragraph" style:parent-style-name="Standard" style:list-style-name="L13">
      <style:paragraph-properties fo:text-align="start" style:justify-single-word="false"/>
      <style:text-properties style:font-name="Carlito" fo:font-size="13pt" officeooo:rsid="0011165f" officeooo:paragraph-rsid="0011165f" style:font-size-asian="13pt" style:font-size-complex="13pt"/>
    </style:style>
    <style:style style:name="P33" style:family="paragraph" style:parent-style-name="Standard" style:list-style-name="L9">
      <style:paragraph-properties fo:text-align="start" style:justify-single-word="false"/>
      <style:text-properties style:font-name="Carlito" fo:font-size="13pt" officeooo:rsid="001428a2" officeooo:paragraph-rsid="001428a2" style:font-size-asian="13pt" style:font-size-complex="13pt"/>
    </style:style>
    <style:style style:name="P34" style:family="paragraph" style:parent-style-name="Standard" style:list-style-name="L7">
      <style:text-properties style:font-name="Carlito" fo:font-size="13pt" fo:font-weight="normal" officeooo:paragraph-rsid="000e5dc1" style:font-size-asian="13pt" style:font-weight-asian="normal" style:font-size-complex="13pt" style:font-weight-complex="normal"/>
    </style:style>
    <style:style style:name="P35" style:family="paragraph" style:parent-style-name="Standard" style:list-style-name="L8">
      <style:text-properties style:font-name="Carlito" fo:font-size="13pt" fo:font-weight="normal" officeooo:paragraph-rsid="000e5dc1" style:font-size-asian="13pt" style:font-weight-asian="normal" style:font-size-complex="13pt" style:font-weight-complex="normal"/>
    </style:style>
    <style:style style:name="P36" style:family="paragraph" style:parent-style-name="Standard">
      <style:paragraph-properties fo:text-align="center" style:justify-single-word="false"/>
      <style:text-properties fo:color="#3465a4" style:font-name="Cambria" fo:font-size="18pt" officeooo:rsid="001428a2" officeooo:paragraph-rsid="001428a2" style:font-size-asian="18pt" style:font-size-complex="18pt"/>
    </style:style>
    <style:style style:name="T1" style:family="text">
      <style:text-properties officeooo:rsid="00220a87"/>
    </style:style>
    <style:style style:name="T2" style:family="text">
      <style:text-properties officeooo:rsid="001b9fc7"/>
    </style:style>
    <style:style style:name="T3" style:family="text">
      <style:text-properties officeooo:rsid="0024dc4c"/>
    </style:style>
    <style:style style:name="T4" style:family="text">
      <style:text-properties style:font-name="times new roman" loext:padding="0in" loext:border="none"/>
    </style:style>
    <style:style style:name="T5" style:family="text">
      <style:text-properties style:font-name="times new roman" fo:font-size="16pt" fo:font-weight="bold" loext:padding="0in" loext:border="none"/>
    </style:style>
    <style:style style:name="T6" style:family="text">
      <style:text-properties style:font-name="times new roman" fo:font-weight="bold" loext:padding="0in" loext:border="none"/>
    </style:style>
    <style:style style:name="T7" style:family="text">
      <style:text-properties officeooo:rsid="00297098"/>
    </style:style>
    <style:style style:name="T8" style:family="text">
      <style:text-properties officeooo:rsid="002cf0ee"/>
    </style:style>
    <style:style style:name="T9" style:family="text">
      <style:text-properties officeooo:rsid="002eca39"/>
    </style:style>
    <style:style style:name="T10" style:family="text">
      <style:text-properties officeooo:rsid="003adfc7"/>
    </style:style>
    <style:style style:name="T11" style:family="text">
      <style:text-properties officeooo:rsid="002661ce"/>
    </style:style>
    <style:style style:name="T12" style:family="text">
      <style:text-properties fo:font-style="italic" style:font-style-asian="italic" style:font-style-complex="italic"/>
    </style:style>
    <style:style style:name="T13" style:family="text">
      <style:text-properties officeooo:rsid="00329148"/>
    </style:style>
    <style:style style:name="T14" style:family="text">
      <style:text-properties officeooo:rsid="000e88d2"/>
    </style:style>
    <style:style style:name="T15" style:family="text">
      <style:text-properties fo:font-style="normal" style:font-style-asian="normal" style:font-style-complex="normal"/>
    </style:style>
    <style:style style:name="T16" style:family="text">
      <style:text-properties loext:padding="0in" loext:border="none"/>
    </style:style>
    <style:style style:name="T17" style:family="text">
      <style:text-properties officeooo:rsid="00143f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reating Cuckoo Sandbox</text:p>
      <text:p text:style-name="P8"/>
      <text:list xml:id="list4030461006" text:style-name="L1">
        <text:list-item>
          <text:p text:style-name="P1">Download the latest Ubuntu ISO at hxxps://ubuntu.com/download</text:p>
        </text:list-item>
        <text:list-item>
          <text:p text:style-name="P1">Create new Virtual Machine in VirtualBox</text:p>
          <text:list>
            <text:list-item>
              <text:p text:style-name="P1">Select ‘NEW’</text:p>
              <text:list>
                <text:list-item>
                  <text:p text:style-name="P1">Give machine a name</text:p>
                </text:list-item>
                <text:list-item>
                  <text:p text:style-name="P1">Set ‘type’ to Linux</text:p>
                </text:list-item>
                <text:list-item>
                  <text:p text:style-name="P1">Set ‘Version’ to ‘Ubuntu (64-bit)’</text:p>
                </text:list-item>
                <text:list-item>
                  <text:p text:style-name="P1">Click Next</text:p>
                </text:list-item>
              </text:list>
            </text:list-item>
            <text:list-item>
              <text:p text:style-name="P1">It is recommended to allocate a minimum of <text:span text:style-name="T1">6 GB</text:span> to Memory Size <text:span text:style-name="T2">and 2 CPU Processors.</text:span></text:p>
            </text:list-item>
            <text:list-item>
              <text:p text:style-name="P1">Select ‘Create a virtual hard disk now’</text:p>
            </text:list-item>
            <text:list-item>
              <text:p text:style-name="P1">Select ‘VDI (VirtualBox Disk Image)’</text:p>
            </text:list-item>
            <text:list-item>
              <text:p text:style-name="P1">Select ‘Dynamically allocated’</text:p>
            </text:list-item>
            <text:list-item>
              <text:p text:style-name="P1">Choose a location where you want the Virtual Machine stored. It is recommended to allocate a minimum of <text:span text:style-name="T3">3</text:span>0 GB to the VM.</text:p>
            </text:list-item>
            <text:list-item>
              <text:p text:style-name="P2">Click ‘Create’</text:p>
              <text:list>
                <text:list-item>
                  <text:p text:style-name="P2">Power on the VM from the VirtualBox control center</text:p>
                </text:list-item>
                <text:list-item>
                  <text:p text:style-name="P2">You will be prompted to select a boot medium, here you will choose the Ubuntu ISO that you downloaded earlier.</text:p>
                </text:list-item>
                <text:list-item>
                  <text:p text:style-name="P2">Follow through with the Ubuntu installation steps</text:p>
                </text:list-item>
              </text:list>
            </text:list-item>
          </text:list>
        </text:list-item>
        <text:list-item>
          <text:p text:style-name="P3">Install the following within the Ubuntu VM:</text:p>
        </text:list-item>
      </text:list>
      <text:list xml:id="list2380010077" text:style-name="L7">
        <text:list-item>
          <text:list>
            <text:list-item>
              <text:p text:style-name="P34">sudo apt-get install -y python python-pip python-dev libffi-dev libssl-dev libfuzzy-dev libtool flex autoconf libjansson-dev git</text:p>
            </text:list-item>
          </text:list>
        </text:list-item>
      </text:list>
      <text:list xml:id="list3371407153" text:style-name="L8">
        <text:list-item>
          <text:list>
            <text:list-item>
              <text:p text:style-name="P35">sudo apt-get install -y python-virtualenv python-setuptools</text:p>
            </text:list-item>
            <text:list-item>
              <text:p text:style-name="P35">sudo apt-get install -y libjpeg-dev zlib1g-dev swig</text:p>
            </text:list-item>
          </text:list>
        </text:list-item>
      </text:list>
      <text:list xml:id="list143347852609118" text:continue-list="list2380010077" text:style-name="L7">
        <text:list-item>
          <text:list>
            <text:list-item>
              <text:p text:style-name="P4"><text:span text:style-name="T16">sudo apt-get install -y mongodb</text:span> </text:p>
            </text:list-item>
            <text:list-item>
              <text:p text:style-name="P4"><text:span text:style-name="T16">sudo apt-get install -y postgresql libpq-dev</text:span> </text:p>
            </text:list-item>
            <text:list-item>
              <text:p text:style-name="P4"><text:span text:style-name="T16">sudo apt-get install -y virtualbox</text:span> </text:p>
            </text:list-item>
            <text:list-item>
              <text:p text:style-name="P4"><text:span text:style-name="T16">git clone https://github.com/volatilityfoundation/volatility.git</text:span> </text:p>
              <text:list>
                <text:list-item>
                  <text:p text:style-name="P4"><text:span text:style-name="T16">sudo python setup.py build</text:span> <text:span text:style-name="T7">(within volatility directory)</text:span></text:p>
                </text:list-item>
                <text:list-item>
                  <text:p text:style-name="P4"><text:span text:style-name="T16">sudo python setup.py install</text:span> <text:span text:style-name="T7">(within volatility directory)</text:span></text:p>
                </text:list-item>
              </text:list>
            </text:list-item>
            <text:list-item>
              <text:p text:style-name="P4"><text:span text:style-name="T16">sudo -H pip install distorm3</text:span> </text:p>
            </text:list-item>
            <text:list-item>
              <text:p text:style-name="P4"><text:span text:style-name="T16">sudo -H pip install yara-python==3.6.3</text:span> </text:p>
            </text:list-item>
            <text:list-item>
              <text:p text:style-name="P4"><text:span text:style-name="T16">sudo apt-get install -y ssdeep</text:span> </text:p>
            </text:list-item>
            <text:list-item>
              <text:p text:style-name="P4"><text:span text:style-name="T16">sudo -H pip install pydeep</text:span> </text:p>
            </text:list-item>
            <text:list-item>
              <text:p text:style-name="P4"><text:span text:style-name="T16">sudo -H pip install openpyxl</text:span> </text:p>
            </text:list-item>
            <text:list-item>
              <text:p text:style-name="P4"><text:span text:style-name="T16">sudo -H pip install ujson</text:span> </text:p>
            </text:list-item>
            <text:list-item>
              <text:p text:style-name="P4"><text:span text:style-name="T16">sudo -H pip install jupyter</text:span> </text:p>
            </text:list-item>
            <text:list-item>
              <text:p text:style-name="P4"><text:span text:style-name="T16">sudo apt-get install tcpdump</text:span> </text:p>
            </text:list-item>
            <text:list-item>
              <text:p text:style-name="P4"><text:span text:style-name="T16">sudo apt-get install libcap2-bin</text:span> </text:p>
            </text:list-item>
            <text:list-item>
              <text:p text:style-name="P4"><text:span text:style-name="T16">sudo setcap cap_net_raw,cap_net_admin=eip /usr/sbin/tcpdump</text:span> </text:p>
            </text:list-item>
            <text:list-item>
              <text:p text:style-name="P4"><text:soft-page-break/><text:span text:style-name="T16">getcap /usr/sbin/tcpdump</text:span> </text:p>
            </text:list-item>
            <text:list-item>
              <text:p text:style-name="P4"><text:span text:style-name="T16">sudo apt-get install -y apparmor-utils</text:span> </text:p>
            </text:list-item>
            <text:list-item>
              <text:p text:style-name="P4"><text:span text:style-name="T16">sudo aa-disable /usr/sbin/tcpdump</text:span> </text:p>
            </text:list-item>
            <text:list-item>
              <text:p text:style-name="P4"><text:span text:style-name="T16">pip install -U pip setuptools</text:span> </text:p>
            </text:list-item>
            <text:list-item>
              <text:p text:style-name="P4"><text:span text:style-name="T16">sudo -H pip install -U cuckoo</text:span> </text:p>
            </text:list-item>
          </text:list>
        </text:list-item>
      </text:list>
      <text:p text:style-name="P9"/>
      <text:p text:style-name="P10"/>
      <text:p text:style-name="P10"/>
      <text:list xml:id="list143348138213961" text:continue-list="list4030461006" text:style-name="L1">
        <text:list-item>
          <text:p text:style-name="P11">Install Guest VM <text:span text:style-name="T7">in Ubuntu:</text:span></text:p>
        </text:list-item>
      </text:list>
      <text:list xml:id="list4191154642" text:style-name="L9">
        <text:list-item>
          <text:list>
            <text:list-item>
              <text:p text:style-name="P12">Ubuntu currently does not have support for Windows 10 or 64 bit Windows platforms. <text:span text:style-name="T8">I used a Windows 7 32 bit machine.</text:span></text:p>
            </text:list-item>
            <text:list-item>
              <text:p text:style-name="P16">Name the machine ‘cuckoo1’</text:p>
            </text:list-item>
            <text:list-item>
              <text:p text:style-name="P16">Install the following within this guest machine:</text:p>
              <text:list>
                <text:list-item>
                  <text:p text:style-name="P16">python 2.7</text:p>
                </text:list-item>
                <text:list-item>
                  <text:p text:style-name="P16">Adobe Pdf viewer</text:p>
                </text:list-item>
                <text:list-item>
                  <text:p text:style-name="P33">Microsoft Office</text:p>
                </text:list-item>
                <text:list-item>
                  <text:p text:style-name="P16">cuckoo ‘agent.py’ (found in the cuckoo directory on Ubuntu), <text:span text:style-name="T9">recommended to add to startup folder</text:span></text:p>
                </text:list-item>
                <text:list-item>
                  <text:p text:style-name="P16">Disable Defender, Firewalls, UAC, and Automatic updates</text:p>
                </text:list-item>
              </text:list>
            </text:list-item>
            <text:list-item>
              <text:p text:style-name="P12">Assign a static IP 192.168.56.1<text:span text:style-name="T10">01</text:span></text:p>
            </text:list-item>
            <text:list-item>
              <text:p text:style-name="P17">Assign Network Adapter to Host-only adapter with ‘vboxnet0’ as the Attached adapter.</text:p>
              <text:list>
                <text:list-item>
                  <text:p text:style-name="P18">Will create this adapter in step 5</text:p>
                </text:list-item>
              </text:list>
            </text:list-item>
            <text:list-item>
              <text:p text:style-name="P19">Create snapshot of VM and title it “Snapshot1”</text:p>
            </text:list-item>
          </text:list>
        </text:list-item>
      </text:list>
      <text:p text:style-name="P22"/>
      <text:p text:style-name="P22"/>
      <text:list xml:id="list143348537393305" text:continue-list="list143348138213961" text:style-name="L1">
        <text:list-item>
          <text:p text:style-name="P11">Configure Network </text:p>
          <text:list>
            <text:list-item>
              <text:p text:style-name="P11">Run the following commands:</text:p>
            </text:list-item>
          </text:list>
        </text:list-item>
      </text:list>
      <text:list xml:id="list1919056464" text:style-name="L10">
        <text:list-item>
          <text:list>
            <text:list-item>
              <text:list>
                <text:list-item>
                  <text:p text:style-name="P23">vboxmanage hostonlyif create</text:p>
                </text:list-item>
                <text:list-item>
                  <text:p text:style-name="P23">vboxmanage hostonlyif ipconfig vboxnet0 --ip 192.168.56.1</text:p>
                </text:list-item>
                <text:list-item>
                  <text:p text:style-name="P23">sudo iptables -A FORWARD -o ens3<text:span text:style-name="T11">3</text:span> -i vboxnet0 -s 192.168.56.0/24 -m conntrack --ctstate NEW -j ACCEPT</text:p>
                </text:list-item>
                <text:list-item>
                  <text:p text:style-name="P23">sudo iptables -A FORWARD -m conntrack --ctstate ESTABLISHED,RELATED -j ACCEPT</text:p>
                </text:list-item>
                <text:list-item>
                  <text:p text:style-name="P23">sudo iptables -A POSTROUTING -t nat -j MASQUERADE</text:p>
                </text:list-item>
                <text:list-item>
                  <text:p text:style-name="P23">echo 1 &gt; /proc/sys/net/ipv4/ip_forward</text:p>
                  <text:list>
                    <text:list-item>
                      <text:p text:style-name="P15">Enabling port forwarding tends to disable DNS resolving</text:p>
                      <text:list>
                        <text:list-item>
                          <text:p text:style-name="P15">edit etc/resolv.conf file</text:p>
                          <text:list>
                            <text:list-item>
                              <text:p text:style-name="P15">add ‘nameserver 1.1.1.1’</text:p>
                            </text:list-item>
                            <text:list-item>
                              <text:p text:style-name="P13">add ‘nameserver 8.8.8.8’</text:p>
                            </text:list-item>
                          </text:list>
                        </text:list-item>
                      </text:list>
                    </text:list-item>
                  </text:list>
                </text:list-item>
              </text:list>
            </text:list-item>
          </text:list>
        </text:list-item>
      </text:list>
      <text:list xml:id="list143347986595554" text:continue-list="list143348537393305" text:style-name="L1">
        <text:list-item>
          <text:p text:style-name="P20">Edit the cuckoo configuration files <text:span text:style-name="T17">(see below guide)</text:span></text:p>
        </text:list-item>
      </text:list>
      <text:list xml:id="list3698582896" text:style-name="L11">
        <text:list-item>
          <text:list>
            <text:list-item>
              <text:p text:style-name="P21">hxxps://cuckoo.readthedocs.io/en/latest/installation/host/configuration/</text:p>
              <text:list>
                <text:list-item>
                  <text:p text:style-name="P24"><text:soft-page-break/>Edit virtualbox.conf</text:p>
                  <text:list>
                    <text:list-item>
                      <text:p text:style-name="P25">Change <text:span text:style-name="T13">mode from ‘</text:span>headless’ to ‘gui’</text:p>
                    </text:list-item>
                    <text:list-item>
                      <text:p text:style-name="P25">Ensure IP’s and VM hostnames match up (should already be set)</text:p>
                    </text:list-item>
                  </text:list>
                </text:list-item>
              </text:list>
            </text:list-item>
          </text:list>
        </text:list-item>
      </text:list>
      <text:list xml:id="list143348246515179" text:continue-list="list143347986595554" text:style-name="L1">
        <text:list-item>
          <text:p text:style-name="P26">Start Cuckoo</text:p>
          <text:list>
            <text:list-item>
              <text:p text:style-name="P26">type ‘cuckoo’ in terminal</text:p>
            </text:list-item>
            <text:list-item>
              <text:p text:style-name="P26">type ‘cuckoo web runserver’ in second terminal</text:p>
            </text:list-item>
          </text:list>
        </text:list-item>
      </text:list>
      <text:p text:style-name="P14"/>
      <text:p text:style-name="P14"/>
      <text:p text:style-name="P27">Additional Items;</text:p>
      <text:p text:style-name="P27">After rebooting cuckoo, the virtual network adapter will no longer be available. To circumvent this issue, it will be necessary to issue the following commands before being able to launch cuckoo:</text:p>
      <text:p text:style-name="P27"/>
      <text:list xml:id="list4083591969" text:style-name="L12">
        <text:list-item>
          <text:p text:style-name="P28">VboxManage hostonlyif create</text:p>
        </text:list-item>
        <text:list-item>
          <text:p text:style-name="P28">VboxManage hostonlyif ipconfig vboxnet0 –ip 192.168.56.1 –netmask 255.255.255.0</text:p>
        </text:list-item>
      </text:list>
      <text:p text:style-name="P31"/>
      <text:p text:style-name="P29"/>
      <text:p text:style-name="P29">Alternatively, you can create a Unit File to do this automatically on bootup:</text:p>
      <text:p text:style-name="P29"/>
      <text:list xml:id="list3210532489" text:style-name="L13">
        <text:list-item>
          <text:p text:style-name="P30">Create the file vboxhostonly and insert the below code</text:p>
        </text:list-item>
      </text:list>
      <text:p text:style-name="P29"><text:tab/><text:tab/>#1/bin/bash</text:p>
      <text:p text:style-name="P29"><text:tab/><text:tab/>vboxmanage hostonlyif create</text:p>
      <text:p text:style-name="P29"><text:span text:style-name="T14"><text:tab/><text:tab/>VboxManage hostonlyif ipconfig vboxnet0 –ip 192.168.56.1 –netmask 255.255.255.0</text:span> </text:p>
      <text:list xml:id="list143348457449824" text:continue-numbering="true" text:style-name="L13">
        <text:list-item>
          <text:p text:style-name="P32">Make it executable</text:p>
          <text:list>
            <text:list-item>
              <text:p text:style-name="P32">sudo chmod a+x vboxhostonly</text:p>
            </text:list-item>
          </text:list>
        </text:list-item>
        <text:list-item>
          <text:p text:style-name="P32">Create the service file</text:p>
          <text:list>
            <text:list-item>
              <text:p text:style-name="P32">sudo touch //etc/systemd/system/vboxhostonlyadapter.service</text:p>
            </text:list-item>
            <text:list-item>
              <text:p text:style-name="P32">add the below code</text:p>
            </text:list-item>
          </text:list>
        </text:list-item>
      </text:list>
      <text:p text:style-name="P6"><text:tab/><text:tab/>[Unit]</text:p>
      <text:p text:style-name="P6"><text:tab/><text:tab/>Description=Create VirtualBox Host-only adapter</text:p>
      <text:p text:style-name="P6"><text:tab/><text:tab/>After=vboxdr.service</text:p>
      <text:p text:style-name="P6"/>
      <text:p text:style-name="P6"><text:tab/><text:tab/>[Service]</text:p>
      <text:p text:style-name="P6"><text:tab/><text:tab/>ExecStart=/bin/bash -c <text:s/>/path/to/vboxhostonly.file</text:p>
      <text:p text:style-name="P6"/>
      <text:p text:style-name="P6"><text:tab/><text:tab/>[Install]</text:p>
      <text:p text:style-name="P6"><text:tab/><text:tab/>WantedBy=multi-user.target<text:tab/></text:p>
      <text:list xml:id="list4199437675" text:style-name="L15">
        <text:list-header>
          <text:p text:style-name="P7"/>
        </text:list-header>
        <text:list-item>
          <text:p text:style-name="P7">Enable daemon</text:p>
          <text:list>
            <text:list-item>
              <text:p text:style-name="P7">sudo systemctl daemon-reload</text:p>
            </text:list-item>
            <text:list-item>
              <text:p text:style-name="P5"><text:span text:style-name="T16">systemctl enable vboxhostonlynic.service</text:spa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3:15:48.579000000</meta:creation-date>
    <dc:date>2020-04-16T14:12:10.967000000</dc:date>
    <meta:editing-duration>PT56M18S</meta:editing-duration>
    <meta:editing-cycles>9</meta:editing-cycles>
    <meta:generator>LibreOffice/6.2.0.3$Windows_X86_64 LibreOffice_project/98c6a8a1c6c7b144ce3cc729e34964b47ce25d62</meta:generator>
    <meta:document-statistic meta:table-count="0" meta:image-count="0" meta:object-count="0" meta:page-count="3" meta:paragraph-count="100" meta:word-count="677" meta:character-count="4362" meta:non-whitespace-character-count="3829"/>
  </office:meta>
</office:document-meta>
</file>